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000000120707B5AEC6977A6E5.png" manifest:media-type="image/png"/>
  <manifest:file-entry manifest:full-path="Pictures/10000201000001B0000001208750BC1DEA0336CF.png" manifest:media-type="image/png"/>
  <manifest:file-entry manifest:full-path="Pictures/10000201000001B0000001205FCEB6AB10168439.png" manifest:media-type="image/png"/>
  <manifest:file-entry manifest:full-path="Pictures/10000201000001B000000120CC8384F3BE27DF00.png" manifest:media-type="image/png"/>
  <manifest:file-entry manifest:full-path="Pictures/10000201000001B0000001205C487D606ED73C68.png" manifest:media-type="image/png"/>
  <manifest:file-entry manifest:full-path="Pictures/10000201000001B0000001207574F64F3F9A6892.png" manifest:media-type="image/png"/>
  <manifest:file-entry manifest:full-path="Pictures/10000201000001B0000001204661BE0E21741A67.png" manifest:media-type="image/png"/>
  <manifest:file-entry manifest:full-path="Pictures/10000201000001B0000001201B4D29A43D0FEA67.png" manifest:media-type="image/png"/>
  <manifest:file-entry manifest:full-path="Pictures/10000201000001B000000120CAE0D1D2890AD66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Full Duration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11.642cm" svg:height="7.761cm" svg:x="8.158cm" svg:y="4.639cm">
          <draw:image xlink:href="Pictures/10000201000001B0000001207574F64F3F9A689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">13 stocks in this example portfolio</text:span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0.1cm" svg:height="6.733cm" svg:x="2.9cm" svg:y="5.067cm">
          <draw:image xlink:href="Pictures/10000201000001B0000001201B4D29A43D0FEA67.png" xlink:type="simple" xlink:show="embed" xlink:actuate="onLoad">
            <text:p/>
          </draw:image>
        </draw:frame>
        <draw:frame draw:style-name="gr1" draw:text-style-name="P2" draw:layer="layout" svg:width="10.175cm" svg:height="6.783cm" svg:x="14.2cm" svg:y="5.017cm">
          <draw:image xlink:href="Pictures/10000201000001B000000120CC8384F3BE27DF00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arianc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0.442cm" svg:height="6.961cm" svg:x="2.158cm" svg:y="5cm">
          <draw:image xlink:href="Pictures/10000201000001B0000001205C487D606ED73C68.png" xlink:type="simple" xlink:show="embed" xlink:actuate="onLoad">
            <text:p/>
          </draw:image>
        </draw:frame>
        <draw:frame draw:style-name="gr1" draw:text-style-name="P2" draw:layer="layout" svg:width="10.884cm" svg:height="7.256cm" svg:x="15cm" svg:y="4.8cm">
          <draw:image xlink:href="Pictures/10000201000001B000000120CAE0D1D2890AD66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eight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9.642cm" svg:height="6.428cm" svg:x="15.2cm" svg:y="5.372cm">
          <draw:image xlink:href="Pictures/10000201000001B0000001204661BE0E21741A67.png" xlink:type="simple" xlink:show="embed" xlink:actuate="onLoad">
            <text:p/>
          </draw:image>
        </draw:frame>
        <draw:frame draw:style-name="gr1" draw:text-style-name="P2" draw:layer="layout" svg:width="9.901cm" svg:height="6.6cm" svg:x="2.999cm" svg:y="5.3cm">
          <draw:image xlink:href="Pictures/10000201000001B0000001205FCEB6AB1016843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2">Stock 12 in the portfolio</text:span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0.4cm" svg:height="6.933cm" svg:x="2.4cm" svg:y="5.6cm">
          <draw:image xlink:href="Pictures/10000201000001B000000120707B5AEC6977A6E5.png" xlink:type="simple" xlink:show="embed" xlink:actuate="onLoad">
            <text:p/>
          </draw:image>
        </draw:frame>
        <draw:frame draw:style-name="gr1" draw:text-style-name="P2" draw:layer="layout" svg:width="10.56cm" svg:height="7.04cm" svg:x="14.24cm" svg:y="5.4cm">
          <draw:image xlink:href="Pictures/10000201000001B0000001208750BC1DEA0336CF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2T21:42:59.711751358</meta:creation-date>
    <dc:date>2020-07-02T21:47:36.096903886</dc:date>
    <meta:editing-duration>PT4M37S</meta:editing-duration>
    <meta:editing-cycles>1</meta:editing-cycles>
    <meta:document-statistic meta:object-count="50"/>
    <meta:generator>LibreOffice/6.0.7.3$Linux_X86_64 LibreOffice_project/00m0$Build-3</meta:generator>
  </office:meta>
</office:document-meta>
</file>